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26pt" officeooo:rsid="000e4b3c" officeooo:paragraph-rsid="000e4b3c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Ubuntu Light" fo:font-size="26pt" fo:font-weight="bold" officeooo:rsid="000e4b3c" officeooo:paragraph-rsid="000e4b3c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24pt" officeooo:rsid="000f59a5" officeooo:paragraph-rsid="000f59a5" style:font-size-asian="21pt" style:font-size-complex="24pt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Ubuntu Light" fo:font-size="24pt" officeooo:rsid="000f59a5" officeooo:paragraph-rsid="000f59a5" style:font-size-asian="21pt" style:font-size-complex="24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Ubuntu Light" fo:font-size="24pt" officeooo:rsid="000fd024" officeooo:paragraph-rsid="000fd024" style:font-size-asian="21pt" style:font-size-complex="24pt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117769" officeooo:paragraph-rsid="00117769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117769" officeooo:paragraph-rsid="0012d5ab"/>
    </style:style>
    <style:style style:name="P8" style:family="paragraph" style:parent-style-name="Standard" style:list-style-name="L11">
      <style:paragraph-properties fo:text-align="start" style:justify-single-word="false"/>
      <style:text-properties officeooo:rsid="00117769" officeooo:paragraph-rsid="0012d5ab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34798" officeooo:paragraph-rsid="0013479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fd024" style:font-size-asian="10.5pt" style:font-weight-asian="normal" style:font-size-complex="12pt" style:font-weight-complex="normal"/>
    </style:style>
    <style:style style:name="T4" style:family="text">
      <style:text-properties style:font-name="Ubuntu Light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Ubuntu Light" fo:font-size="12pt" fo:font-weight="normal" officeooo:rsid="000fd024" style:font-size-asian="10.5pt" style:font-weight-asian="normal" style:font-size-complex="12pt" style:font-weight-complex="normal"/>
    </style:style>
    <style:style style:name="T6" style:family="text">
      <style:text-properties style:font-name="Ubuntu Light" fo:font-size="12pt" fo:font-weight="normal" officeooo:rsid="0012d5ab" style:font-size-asian="10.5pt" style:font-weight-asian="normal" style:font-size-complex="12pt" style:font-weight-complex="normal"/>
    </style:style>
    <style:style style:name="T7" style:family="text">
      <style:text-properties style:font-name="Ubuntu Light" fo:font-size="12pt" fo:font-weight="normal" officeooo:rsid="00134798" style:font-size-asian="10.5pt" style:font-weight-asian="normal" style:font-size-complex="12pt" style:font-weight-complex="normal"/>
    </style:style>
    <style:style style:name="T8" style:family="text">
      <style:text-properties style:font-name="Ubuntu Light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83in" fo:text-indent="-0.25in" fo:margin-left="3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083in" fo:text-indent="-0.25in" fo:margin-left="3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83in" fo:text-indent="-0.25in" fo:margin-left="3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083in" fo:text-indent="-0.25in" fo:margin-left="4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83in" fo:text-indent="-0.25in" fo:margin-left="4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083in" fo:text-indent="-0.25in" fo:margin-left="4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83in" fo:text-indent="-0.25in" fo:margin-left="4.758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vClub Recruitment Test</text:p>
      <text:p text:style-name="P1"/>
      <text:p text:style-name="P3">Design<text:span text:style-name="T1"> Assignment:</text:span></text:p>
      <text:p text:style-name="P3"><text:span text:style-name="T1">1)</text:span></text:p>
      <text:list xml:id="list2058926286" text:style-name="L3">
        <text:list-item>
          <text:p text:style-name="P4"><text:span text:style-name="T2">A website stores its various </text:span><text:span text:style-name="T3">files ( CSS, HTML, JS, web applications, etc ) on a dedicated machine( generally another computer) called server/web server which is then called a host for that website. A web server may host multiple websites.</text:span></text:p>
        </text:list-item>
        <text:list-item>
          <text:p text:style-name="P5"><text:span text:style-name="T2">Following process is followed when we type a URL into the address bar of a web browser:</text:span></text:p>
        </text:list-item>
      </text:list>
      <text:list xml:id="list759136781" text:style-name="L4">
        <text:list-item>
          <text:p text:style-name="P6"><text:span text:style-name="T5">I</text:span><text:span text:style-name="T4">f the URL contains a domain name, the browser first connects to a DNS(Domain Name Service) server to retrieve the corresponding IP address for the concerned web server hosting the desired website.</text:span></text:p>
        </text:list-item>
        <text:list-item>
          <text:p text:style-name="P7"><text:span text:style-name="T4">The browser then connects to the web server and then sends an HTTP( an Application Layer text-based protocol) request, via the protocol stack layer for the required webpage.</text:span></text:p>
          <text:p text:style-name="P7"><text:span text:style-name="T4">A protocol stack layer consists of 4 layers required for the completion of a network:</text:span></text:p>
        </text:list-item>
      </text:list>
      <text:list xml:id="list4044796050" text:style-name="L11">
        <text:list-item>
          <text:p text:style-name="P8"><text:span text:style-name="T8">Application Layer</text:span><text:span text:style-name="T4">: protocols specific to applications eg: www, http, ftp, etc.</text:span></text:p>
        </text:list-item>
        <text:list-item>
          <text:p text:style-name="P8"><text:span text:style-name="T8">Transport Layer</text:span><text:span text:style-name="T4">: generally TCP(Transmission Control Protocol) or UDP(User Datagram Protocol), divides the data into small chunks called packets, assigns required port numbers for the required application and attaches a header for checks and rearrangment of data packets(not in UDP).</text:span></text:p>
        </text:list-item>
        <text:list-item>
          <text:p text:style-name="P8"><text:span text:style-name="T8">IP Layer</text:span><text:span text:style-name="T4">: Assigns the data packets the destination IP address and attaches an IP header with source and destination IP addresses.</text:span></text:p>
        </text:list-item>
        <text:list-item>
          <text:p text:style-name="P8"><text:span text:style-name="T8">Link Layer</text:span><text:span text:style-name="T4">: refers to the hardware or the channel of data transmission eg: phone line, wireless, ethernet, etc.</text:span></text:p>
        </text:list-item>
      </text:list>
      <text:list xml:id="list171744516479227" text:continue-list="list759136781" text:style-name="L4">
        <text:list-item>
          <text:p text:style-name="P7"><text:span text:style-name="T6">The web server receives the request and checks for the desired webpage. </text:span><text:span text:style-name="T7">If the webpage exists, the web server sends it, else the server sends an HTTP 404 error message.</text:span></text:p>
        </text:list-item>
        <text:list-item>
          <text:p text:style-name="P9"><text:span text:style-name="T4">After the web browser receives the webpage, the connection is closed.</text:span></text:p>
        </text:list-item>
        <text:list-item>
          <text:p text:style-name="P9"><text:span text:style-name="T4">The browser then looks for other elements required to complete the webpage like images or applets.</text:span></text:p>
        </text:list-item>
        <text:list-item>
          <text:p text:style-name="P9"><text:span text:style-name="T4">For each of these components, the browser has to establish a new connection with the server and send a new HTTP request.</text:span></text:p>
        </text:list-item>
        <text:list-item>
          <text:p text:style-name="P9"><text:soft-page-break/><text:span text:style-name="T4">After the browser receives all the components, the page is then completely loaded in the browser windo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23:31.119172685</meta:creation-date>
    <dc:date>2019-03-04T17:17:43.494388441</dc:date>
    <meta:editing-duration>PT8M40S</meta:editing-duration>
    <meta:editing-cycles>1</meta:editing-cycles>
    <meta:document-statistic meta:table-count="0" meta:image-count="0" meta:object-count="0" meta:page-count="2" meta:paragraph-count="17" meta:word-count="336" meta:character-count="2004" meta:non-whitespace-character-count="1698"/>
    <meta:generator>LibreOffice/6.0.7.3$Linux_X86_64 LibreOffice_project/00m0$Build-3</meta:generator>
  </office:meta>
</office:document-meta>
</file>